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6f9d8"/>
    </style:style>
    <style:style style:name="P3" style:family="paragraph" style:parent-style-name="Standard">
      <style:paragraph-properties fo:line-height="200%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erif" fo:font-size="14pt" style:font-size-asian="14pt" style:font-size-complex="14pt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font-name="Liberation Serif" fo:font-size="14pt" style:font-size-asian="14pt" style:font-size-complex="14pt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font-name="Liberation Serif" fo:font-size="14pt" officeooo:paragraph-rsid="00198c13" style:font-size-asian="14pt" style:font-size-complex="14pt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Liberation Serif" fo:font-size="14pt" officeooo:paragraph-rsid="001645e9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16f9d8" officeooo:paragraph-rsid="0016f9d8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6f9d8" officeooo:paragraph-rsid="0016f9d8"/>
    </style:style>
    <style:style style:name="P11" style:family="paragraph" style:parent-style-name="Standard">
      <style:paragraph-properties fo:line-height="200%"/>
      <style:text-properties officeooo:rsid="0016f9d8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font-name="Liberation Serif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font-name="Liberation Serif" fo:font-size="14pt" style:font-size-asian="14pt" style:font-size-complex="14pt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font-name="Liberation Serif" fo:font-size="14pt" style:font-size-asian="14pt" style:font-size-complex="14pt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font-name="Liberation Serif" fo:font-size="14pt" officeooo:rsid="001645e9" officeooo:paragraph-rsid="001645e9" style:font-size-asian="14pt" style:font-size-complex="14pt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font-name="Liberation Serif" fo:font-size="14pt" officeooo:rsid="00198c13" officeooo:paragraph-rsid="00198c13" style:font-size-asian="14pt" style:font-size-complex="14pt"/>
    </style:style>
    <style:style style:name="T1" style:family="text">
      <style:text-properties fo:color="#000000" officeooo:rsid="001645e9"/>
    </style:style>
    <style:style style:name="T2" style:family="text">
      <style:text-properties fo:color="#000000" style:font-name="Liberation Serif" fo:font-size="14pt" style:font-size-asian="14pt" style:font-size-complex="14pt"/>
    </style:style>
    <style:style style:name="T3" style:family="text">
      <style:text-properties fo:color="#000000" style:font-name="Liberation Serif" fo:font-size="14pt" officeooo:rsid="001645e9" style:font-size-asian="14pt" style:font-size-complex="14pt"/>
    </style:style>
    <style:style style:name="T4" style:family="text">
      <style:text-properties fo:color="#000000" style:font-name="Liberation Serif" fo:font-size="14pt" officeooo:rsid="001a94f4" style:font-size-asian="14pt" style:font-size-complex="14pt"/>
    </style:style>
    <style:style style:name="T5" style:family="text">
      <style:text-properties fo:color="#000000" officeooo:rsid="001c3748"/>
    </style:style>
    <style:style style:name="T6" style:family="text">
      <style:text-properties fo:color="#000000" officeooo:rsid="001da189"/>
    </style:style>
    <style:style style:name="T7" style:family="text">
      <style:text-properties officeooo:rsid="001645e9"/>
    </style:style>
    <style:style style:name="T8" style:family="text">
      <style:text-properties fo:font-style="italic"/>
    </style:style>
    <style:style style:name="T9" style:family="text">
      <style:text-properties officeooo:rsid="00198c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Lean Software Development</text:p>
      <text:p text:style-name="P14">Russ Johnson</text:p>
      <text:p text:style-name="P14">CIS 350 01 - Introduction to Software Engineering</text:p>
      <text:p text:style-name="P14">Winter 2013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</text:p>
      <text:p text:style-name="P8"><text:span text:style-name="T1">Thesis: Lean Software Development is a development cycle that focuses on eliminating waste, </text:span><text:span text:style-name="T5">creating a strong connection between customer and product, and strategically delaying decisions that need more information </text:span><text:span text:style-name="T6">to make better judgements</text:span><text:span text:style-name="T5">.</text:span></text:p>
      <text:p text:style-name="P16"/>
      <text:p text:style-name="P4">I. What is <text:span text:style-name="T7">Lean Software Development?</text:span></text:p>
      <text:p text:style-name="P6"><text:span text:style-name="T7">II.</text:span> What are the <text:span text:style-name="T7">basic</text:span> principles <text:span text:style-name="T7">of LSD</text:span>?</text:p>
      <text:p text:style-name="P6"><text:span text:style-name="T7"><text:tab/></text:span>A. What is waste?</text:p>
      <text:p text:style-name="P6"><text:tab/><text:tab/>i. <text:s text:c="2"/><text:span text:style-name="T7">E</text:span>xamples of waste.</text:p>
      <text:p text:style-name="P6"><text:tab/><text:tab/><text:span text:style-name="T7">ii. <text:s/>H</text:span>ow to eliminate waste.</text:p>
      <text:p text:style-name="P7"><text:tab/><text:tab/><text:span text:style-name="T9">iii. Types of waste</text:span></text:p>
      <text:p text:style-name="P17"><text:tab/><text:tab/><text:tab/>a. 無理 unreasonable</text:p>
      <text:p text:style-name="P17"><text:tab/><text:tab/><text:tab/>b. 無ら uneven</text:p>
      <text:p text:style-name="P17"><text:tab/><text:tab/><text:tab/>c. 無駄 hopeless</text:p>
      <text:p text:style-name="P6"><text:span text:style-name="T7"><text:tab/>B. W</text:span>hat is empowerment?</text:p>
      <text:p text:style-name="P6"><text:tab/><text:tab/>i. <text:s text:c="2"/><text:span text:style-name="T7">E</text:span>mployees make there own decisions.</text:p>
      <text:p text:style-name="P6"><text:tab/><text:tab/><text:span text:style-name="T7">ii. <text:s/>Gets rid of bureaucracy.</text:span></text:p>
      <text:p text:style-name="P6"><text:tab/><text:tab/><text:span text:style-name="T7">iii. </text:span><text:span text:style-name="T9">Speeds production.</text:span></text:p>
      <text:p text:style-name="P6"><text:span text:style-name="T7"><text:tab/>C.</text:span> Short iterations in development cycle.</text:p>
      <text:p text:style-name="P17">III. Five pillars of LSD.</text:p>
      <text:p text:style-name="P17"><text:tab/>A. Value</text:p>
      <text:p text:style-name="P17"><text:tab/>B. Value Stream</text:p>
      <text:p text:style-name="P17"><text:tab/>C. Flow</text:p>
      <text:p text:style-name="P17"><text:tab/>D. Pull</text:p>
      <text:p text:style-name="P17"><text:tab/>E. Perfection</text:p>
      <text:p text:style-name="P6"><text:span text:style-name="T7">III. </text:span>Examples of lean theory outside of software development.</text:p>
      <text:p text:style-name="P5"><text:span text:style-name="T3">IV.</text:span><text:span text:style-name="T2"> </text:span><text:span text:style-name="T4">LSD compared to other software development system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References</text:p>
      <text:p text:style-name="P10"/>
      <text:p text:style-name="P2"/>
      <text:p text:style-name="P3">Anderson, D. J. (2004). <text:span text:style-name="T8">Agile management for software engineering : applying the theory of <text:tab/>constraints for business results</text:span>. Upper Saddle River, NJ: Prentice Hall Professional Technical <text:tab/>Reference.</text:p>
      <text:p text:style-name="P3">Anderson, D. J. (2012). <text:span text:style-name="T8">Lessons in agile management : on the road to Kanban</text:span>. Sequim, WA: Blue Hole <text:tab/>Pr.</text:p>
      <text:p text:style-name="P3">Ono, T. (1988). <text:span text:style-name="T8">Toyota production system : beyond large-scale production</text:span>. Cambridge, Mass.: <text:tab/>Productivity Press.</text:p>
      <text:p text:style-name="P3">Poppendieck, M., &amp; Poppendieck, T. D. (2003). <text:span text:style-name="T8">Lean software development : an agile toolkit</text:span>. Boston, <text:tab/>Mass.: Addison-Wesley.</text:p>
      <text:p text:style-name="P3">Womack, J. P., &amp; Jones, D. T. (2003). <text:span text:style-name="T8">Lean thinking : banish waste and create wealth in your <text:tab/>corporation</text:span>. New York: Free Press.</text:p>
      <text:p text:style-name="P3">Womack, J. P., Jones, D. T., &amp; Roos, D. (1991). <text:span text:style-name="T8">The machine that changed the world : the story of lean <text:tab/>production</text:span>. New York, N.Y.: HarperPerennial.</text:p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7T21:58:54</meta:creation-date>
    <dc:date>2013-01-28T08:56:53</dc:date>
    <meta:editing-duration>PT2H24M15S</meta:editing-duration>
    <meta:editing-cycles>7</meta:editing-cycles>
    <meta:generator>LibreOffice/3.6$Linux_x86 LibreOffice_project/360m1$Build-2</meta:generator>
    <meta:document-statistic meta:table-count="0" meta:image-count="0" meta:object-count="0" meta:page-count="3" meta:paragraph-count="34" meta:word-count="275" meta:character-count="1745" meta:non-whitespace-character-count="1465"/>
  </office:meta>
</office:document-meta>
</file>